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lington1" svg:font-family="Arlington"/>
    <style:font-face style:name="Arlington" svg:font-family="Arlington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125d" draw:shadow="hidden"/>
    </style:style>
    <style:style style:name="gr2" style:family="graphic" style:parent-style-name="standard">
      <style:graphic-properties draw:stroke="solid" svg:stroke-width="0.02cm" svg:stroke-color="#1b1918" draw:stroke-linejoin="miter" svg:stroke-linecap="butt" draw:fill="solid" draw:fill-color="#102a83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solid" svg:stroke-width="0.02cm" svg:stroke-color="#1b1918" draw:stroke-linejoin="miter" svg:stroke-linecap="butt" draw:fill="solid" draw:fill-color="#ffec00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none" draw:fill="solid" draw:fill-color="#a24102" draw:shadow="hidden"/>
    </style:style>
    <style:style style:name="gr5" style:family="graphic" style:parent-style-name="standard">
      <style:graphic-properties draw:stroke="none" draw:fill="solid" draw:fill-color="#f6d500" draw:shadow="hidden"/>
    </style:style>
    <style:style style:name="gr6" style:family="graphic" style:parent-style-name="standard">
      <style:graphic-properties draw:stroke="none" draw:fill="solid" draw:fill-color="#cf9801" draw:shadow="hidden"/>
    </style:style>
    <style:style style:name="gr7" style:family="graphic" style:parent-style-name="standard">
      <style:graphic-properties draw:stroke="none" draw:fill="none" fo:min-height="5.458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fo:min-height="1.041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565757" draw:shadow="hidden"/>
    </style:style>
    <style:style style:name="gr10" style:family="graphic" style:parent-style-name="standard">
      <style:graphic-properties draw:stroke="none" draw:fill="solid" draw:fill-color="#484b4a" draw:shadow="hidden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P1" style:family="paragraph">
      <loext:graphic-properties draw:fill="solid" draw:fill-color="#1e125d"/>
    </style:style>
    <style:style style:name="P2" style:family="paragraph">
      <loext:graphic-properties draw:fill="solid" draw:fill-color="#102a83"/>
    </style:style>
    <style:style style:name="P3" style:family="paragraph">
      <loext:graphic-properties draw:fill="solid" draw:fill-color="#ffec00"/>
    </style:style>
    <style:style style:name="P4" style:family="paragraph">
      <loext:graphic-properties draw:fill="solid" draw:fill-color="#a24102"/>
    </style:style>
    <style:style style:name="P5" style:family="paragraph">
      <loext:graphic-properties draw:fill="solid" draw:fill-color="#f6d500"/>
    </style:style>
    <style:style style:name="P6" style:family="paragraph">
      <loext:graphic-properties draw:fill="solid" draw:fill-color="#cf9801"/>
    </style:style>
    <style:style style:name="P7" style:family="paragraph">
      <loext:graphic-properties draw:fill="none"/>
    </style:style>
    <style:style style:name="P8" style:family="paragraph">
      <loext:graphic-properties draw:fill="solid" draw:fill-color="#565757"/>
    </style:style>
    <style:style style:name="P9" style:family="paragraph">
      <loext:graphic-properties draw:fill="solid" draw:fill-color="#484b4a"/>
    </style:style>
    <style:style style:name="P10" style:family="paragraph">
      <loext:graphic-properties draw:fill="solid" draw:fill-color="#ffffff"/>
    </style:style>
    <style:style style:name="T1" style:family="text">
      <style:text-properties fo:color="#102a83" loext:opacity="100%" style:font-name="Arlington1" fo:font-size="133pt" style:font-name-asian="Arlington1" style:font-size-asian="133pt" style:font-name-complex="Arlington1" style:font-size-complex="133pt"/>
    </style:style>
    <style:style style:name="T2" style:family="text">
      <style:text-properties fo:color="#ffffff" loext:opacity="100%" style:font-name="Arlington1" fo:font-size="41.5pt" style:font-name-asian="Arlington1" style:font-size-asian="41.5pt" style:font-name-complex="Arlington1" style:font-size-complex="4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4.767cm" svg:height="2.641cm" svg:x="6.632cm" svg:y="3.944cm" svg:viewBox="0 0 4768 2642" svg:d="M4402 0c-1764 235-2786 444-4402 1084l1479 406-490 1152c1421-562 2230-718 3779-925z">
          <text:p/>
        </draw:path>
        <draw:path draw:style-name="gr1" draw:text-style-name="P1" draw:layer="layout" svg:width="4.767cm" svg:height="2.641cm" svg:x="16.577cm" svg:y="3.944cm" svg:viewBox="0 0 4768 2642" svg:d="M365 0c1765 235 2785 444 4403 1084l-1480 406 490 1152c-1420-562-2230-718-3778-925z">
          <text:p/>
        </draw:path>
        <draw:polygon draw:style-name="gr2" draw:text-style-name="P2" draw:layer="layout" svg:width="27cm" svg:height="30cm" svg:x="0.308cm" svg:y="0.323cm" svg:viewBox="0 0 27001 30001" draw:points="27001,15217 13798,0 0,15000 13525,30001">
          <text:p/>
        </draw:polygon>
        <draw:polygon draw:style-name="gr3" draw:text-style-name="P3" draw:layer="layout" svg:width="24.894cm" svg:height="27.66cm" svg:x="1.361cm" svg:y="1.493cm" svg:viewBox="0 0 24895 27661" draw:points="24895,14030 12722,0 0,13830 12470,27661">
          <text:p/>
        </draw:polygon>
        <draw:path draw:style-name="gr4" draw:text-style-name="P4" draw:layer="layout" svg:width="11.066cm" svg:height="9.165cm" svg:x="7.628cm" svg:y="19.537cm" svg:viewBox="0 0 11067 9166" svg:d="M8011 7552l-343-382c360-127 653-261 1013-352l778-853c-1194 252-3439 302-3685 478l711-20c-35 41-89 39-110 106l-593 481c200 51 398 88 567 140 125 39 96 16 263 94 369 172 54 12 243 149l696-186 100 287c3 4 12 54 13 42 2-13 7 32 6 61l-936 216c-368 275-590 567-1084 129-18 268 49 301-155 429l46 48 858-77c-713-146-372-5-654-224 695 11 711 191 1225 59 227-59 453-147 672-221zM8011 7552zM6542 9166l-116-89c-16-49-58-45-71-49l209-227c115 2 224-4 324-18l-296 325c-17 19-34 38-50 58zM6542 9166zM10849 4441c-368-357-775-424-1546-268-333 1014-244-105-232 1456-534-433-420-109-940 175-100-118-45-248-156-236l-76 122c-1304-815-1885 267-1904 279 34-58 118-101 61-371-7-32-17-65-28-98-1-4-146-298-156-313 562 296 225 151 792 92 379-39 596 18 792-88 246-133-265-421 676-117 319 103-158 110 316 91 741-29 205-8 415-176-265-402-869-735-1533-453l-408 303c-305 217 154 62-189 101-306 35-476-310-479-654 870-726 667 620 1459-117-163-678-741-647-1535-561 469-447 557-6 1004-406 725-648-497-2137-2170-1209l311-661c15-26 35-58 50-82l104-174c328 494 1001 514 1642 200 902-441 461-847 12-1270 529-55 760 255 693 766-40 310-608 1177 36 1422 166 63 58 44 236 41 0 0 1419-341 1708 306 94 620-243 830 68 1289 542 318 595-22 1195 371zM10849 4441zM0 2627c304-337 840-476 1407-493-203-2655 2274-1777 2609-1547-414 235-176 9-393 343-10-19-16-78-18-63-2 14-16-52-19-63l-95-298c-1364-239-2164 205-1893 1670-621 305-963-57-1438 618zM0 2627zM3370 6148c18 5 37 9 56 15 290 369 655 173 1066 41l-416 356c-22 18-56 46-73 60-19 16-58 98-72 75-6-10-15-3-25 14zM3370 6148zM3991 6797l1008-101c85 238 120-84 4 186-6 15-73 267-123 142-9-25-58 47-84 75 514 49 296-70 556 175-318 80-570 84-801 111zM3991 6797zM9303 4173c-689 158-1282 176-1572-431-411-860 157-978 461-1440 1029-37 1721 155 1454 1259l-300 538c-6-18-32 47-43 74z">
          <text:p/>
        </draw:path>
        <draw:path draw:style-name="gr4" draw:text-style-name="P4" draw:layer="layout" svg:width="4.477cm" svg:height="4.799cm" svg:x="9.147cm" svg:y="20.715cm" svg:viewBox="0 0 4478 4800" svg:d="M2727 2405c21-368-99-48 150-32 214 14 61 28 62 31 40 128-229 296-212 1zM2727 2405zM2713 1585c30-101-48-27 97-47 127-19-164 274-97 47zM2713 1585zM2155 1179c-628-206-268-722-531-1148-525-70-773-53-915 382 691 747 863-237 1018 828-288-4-595-32-880 29-812 174-601 752-451 1340l107-885c830-490 1181-576 1947 151 372 742-701 2246-1820 1165-406-393 73-317-630-113 526 477 648 181 963 624 235 331 77 580 64 935 172-182 355-1077 1358-963 936 107 864 566 656 1244 367 46 476 65 720-112-110-553 279 417-114-133 0-1-187-148-117-404 88-322 281-142 339-831-1150-349-573 551-1501 14 290-933 1259-686 1889-272l221-515c-476 66-947-180-1155-424-417-493-164-702 53-1183-333 117-719 437-1221 271z">
          <text:p/>
        </draw:path>
        <draw:path draw:style-name="gr4" draw:text-style-name="P4" draw:layer="layout" svg:width="0.943cm" svg:height="1.063cm" svg:x="11.395cm" svg:y="20.257cm" svg:viewBox="0 0 944 1064" svg:d="M133 1064c522 22 849-549 807-743-72-330-835-598-932 221-44 386 101 481 125 522z">
          <text:p/>
        </draw:path>
        <draw:path draw:style-name="gr4" draw:text-style-name="P4" draw:layer="layout" svg:width="1.1cm" svg:height="0.72cm" svg:x="15.915cm" svg:y="20.448cm" svg:viewBox="0 0 1101 721" svg:d="M1 38c-26 819 334 724 1073 607 27-339 105-479-244-608-157-56-709-42-829 1z">
          <text:p/>
        </draw:path>
        <draw:path draw:style-name="gr4" draw:text-style-name="P4" draw:layer="layout" svg:width="1.038cm" svg:height="0.771cm" svg:x="17.69cm" svg:y="22.32cm" svg:viewBox="0 0 1039 772" svg:d="M1039 747c-13-493-372-852-948-719-360 677 426 810 948 719z">
          <text:p/>
        </draw:path>
        <draw:path draw:style-name="gr4" draw:text-style-name="P4" draw:layer="layout" svg:width="2.651cm" svg:height="2.02cm" svg:x="15.538cm" svg:y="19.581cm" svg:viewBox="0 0 2652 2021" svg:d="M2652 1901l-211-118c-18-12-60-45-76-57-17-11-51-41-77-61 231-1592-1026-1902-2288-1514 489 150 2653-565 2062 1870 321-151 123-88 590-120z">
          <text:p/>
        </draw:path>
        <draw:path draw:style-name="gr4" draw:text-style-name="P4" draw:layer="layout" svg:width="3.006cm" svg:height="1.525cm" svg:x="10.492cm" svg:y="19.759cm" svg:viewBox="0 0 3007 1526" svg:d="M3007 1413l-234-85c-20-8-69-32-88-40-19-9-60-31-90-45-166-1241-1464-1436-2595-1092 512 99 2440-530 2463 1375 275-128 98-73 544-113z">
          <text:p/>
        </draw:path>
        <draw:path draw:style-name="gr4" draw:text-style-name="P4" draw:layer="layout" svg:width="1.079cm" svg:height="0.75cm" svg:x="13.157cm" svg:y="21.825cm" svg:viewBox="0 0 1080 751" svg:d="M1080 593c-144-251-231-413-518-510-260-87-482-133-533 4-181 497 514 898 1051 506z">
          <text:p/>
        </draw:path>
        <draw:path draw:style-name="gr4" draw:text-style-name="P4" draw:layer="layout" svg:width="1.41cm" svg:height="2.12cm" svg:x="17.901cm" svg:y="21.358cm" svg:viewBox="0 0 1411 2121" svg:d="M1037 2121c810-737 233-2119-1037-2121 311 227 780 288 1033 714 340 572 148 824 4 1407z">
          <text:p/>
        </draw:path>
        <draw:path draw:style-name="gr4" draw:text-style-name="P4" draw:layer="layout" svg:width="2.132cm" svg:height="1.44cm" svg:x="13.094cm" svg:y="19.304cm" svg:viewBox="0 0 2133 1441" svg:d="M2133 441c-687-899-2071-354-2133 1000 238-321 320-818 750-1066 578-334 817-116 1383 66z">
          <text:p/>
        </draw:path>
        <draw:path draw:style-name="gr4" draw:text-style-name="P4" draw:layer="layout" svg:width="0.779cm" svg:height="0.637cm" svg:x="16.027cm" svg:y="22.45cm" svg:viewBox="0 0 780 638" svg:d="M10 0c-63 684 154 709 770 572-82-570-197-512-770-572z">
          <text:p/>
        </draw:path>
        <draw:path draw:style-name="gr4" draw:text-style-name="P4" draw:layer="layout" svg:width="0.753cm" svg:height="0.637cm" svg:x="10.918cm" svg:y="24.776cm" svg:viewBox="0 0 754 638" svg:d="M0 543c478 115 334 147 719-26l35-504c-504-56-738 59-754 530z">
          <text:p/>
        </draw:path>
        <draw:path draw:style-name="gr4" draw:text-style-name="P4" draw:layer="layout" svg:width="0.79cm" svg:height="0.612cm" svg:x="10.027cm" svg:y="22.748cm" svg:viewBox="0 0 791 613" svg:d="M0 554c625 121 882 110 763-552-515-18-624 104-763 552z">
          <text:p/>
        </draw:path>
        <draw:path draw:style-name="gr4" draw:text-style-name="P4" draw:layer="layout" svg:width="0.79cm" svg:height="0.612cm" svg:x="8.291cm" svg:y="22.262cm" svg:viewBox="0 0 791 613" svg:d="M0 554c625 121 882 110 763-552-515-18-624 104-763 552z">
          <text:p/>
        </draw:path>
        <draw:path draw:style-name="gr5" draw:text-style-name="P5" draw:layer="layout" svg:width="0.963cm" svg:height="0.606cm" svg:x="14.335cm" svg:y="26.743cm" svg:viewBox="0 0 964 607" svg:d="M147 187l-147 73c251 23 205 85 379 254l-353 93 938-217c0-28-5-74-6-61-2 12-11-38-13-42l-101-287z">
          <text:p/>
        </draw:path>
        <draw:path draw:style-name="gr4" draw:text-style-name="P4" draw:layer="layout" svg:width="0.691cm" svg:height="0.589cm" svg:x="13.861cm" svg:y="19.899cm" svg:viewBox="0 0 692 590" svg:d="M0 527c450 164 713 13 691-527-405 162-558 263-691 527z">
          <text:p/>
        </draw:path>
        <draw:path draw:style-name="gr4" draw:text-style-name="P4" draw:layer="layout" svg:width="0.691cm" svg:height="0.589cm" svg:x="17.045cm" svg:y="24.096cm" svg:viewBox="0 0 692 590" svg:d="M0 527c450 164 713 13 691-527-405 162-558 263-691 527z">
          <text:p/>
        </draw:path>
        <draw:path draw:style-name="gr5" draw:text-style-name="P5" draw:layer="layout" svg:width="0.275cm" svg:height="0.34cm" svg:x="11.862cm" svg:y="22.943cm" svg:viewBox="0 0 276 341" svg:d="M11 177c-16 295 252 127 213-1-1-4 151-19-63-33-249-16-130-335-150 34z">
          <text:p/>
        </draw:path>
        <draw:path draw:style-name="gr6" draw:text-style-name="P6" draw:layer="layout" svg:width="0.141cm" svg:height="0.141cm" svg:x="11.849cm" svg:y="22.245cm" svg:viewBox="0 0 142 142" svg:d="M10 54c-67 229 227-65 99-47-147 21-68-53-99 47z">
          <text:p/>
        </draw:path>
        <draw:frame draw:style-name="gr7" draw:text-style-name="P7" draw:layer="layout" svg:width="34.08cm" svg:height="5.458cm" svg:x="3.25cm" svg:y="11.846cm">
          <draw:text-box>
            <text:p><text:span text:style-name="T1">CLAUDIA</text:span></text:p>
          </draw:text-box>
        </draw:frame>
        <draw:path draw:style-name="gr1" draw:text-style-name="P1" draw:layer="layout" svg:width="10.652cm" svg:height="2.296cm" svg:x="8.66cm" svg:y="3.37cm" svg:viewBox="0 0 10653 2297" svg:d="M0 632c3471-843 7182-843 10653 0-216 555-433 1111-649 1665-3049-740-6307-740-9355 0-217-554-433-1110-649-1665z">
          <text:p/>
        </draw:path>
        <draw:frame draw:style-name="gr8" draw:text-style-name="P7" draw:layer="layout" svg:width="17.506cm" svg:height="1.707cm" svg:x="10.494cm" svg:y="3.543cm">
          <draw:text-box>
            <text:p><text:span text:style-name="T2">CHIPERIA</text:span></text:p>
          </draw:text-box>
        </draw:frame>
        <draw:path draw:style-name="gr9" draw:text-style-name="P8" draw:layer="layout" svg:width="5.374cm" svg:height="3.089cm" svg:x="11.092cm" svg:y="5.125cm" svg:viewBox="0 0 5375 3090" svg:d="M5213 2329c118-168-92-661-272-681 88-193-270-618-450-586 19-209-440-506-601-421-28-190-494-341-661-259 16-83 20-100 18-127-13-256-564-294-840-223-302 79-295 172-261 350-14-6-21-8-34-11-328-46-610 152-627 270-29-15-52-18-80-15-339 56-531 331-521 436-194-35-530 410-450 586-106 12-217 200-256 299-39 109-71 304-16 382-169 73-243 669-34 752 37 14 65 9 105 6 162-15 391-37 569-67-692-34-659 84-709-141-30-142-5-303 47-407 8-18 24-49 24-49 2-3 5-7 6-8 42-64 143 15 687 77-654-227-656-106-643-335 5-61 19-122 41-180 57-149 153-238 153-238 3-2 7-5 7-6 58-49 118 42 629 263-561-413-595-297-516-513 22-57 54-111 92-159 99-128 215-182 215-182 4-1 8-3 9-3 60-26 34 4 526 441-445-574-475-473-348-641 90-115 228-198 339-224 19-6 53-13 53-13 4 0 9-1 9-1 76-8 83 122 376 572-236-661-330-584-145-717 115-80 269-126 434-110 3 0 9 1 10 1 3 0 8 1 9 1 74 15 43 142 192 659v-1 1c-67-932-135-874 15-935 293-108 615-70 797 21 26 17 43 44 43 77 1 1-1 12 0 12-49 421-85 852-78 824 0 0 37-127 81-320 64-277 56-327 111-338 1 0 6-1 9-1 0 0 129-21 280 28 58 20 114 46 164 81 136 98 113 93 40 261-97 217-188 459-185 454 0 1 72-109 171-281 139-240 148-295 205-289 0 0 5 1 9 1 0 0 129 19 259 111 50 36 95 78 133 126 127 169 99 64-348 641 473-420 467-467 526-441 0 0 5 2 8 3 0 0 118 56 216 182 38 48 70 102 92 159 80 217 40 104-516 513 519-224 572-311 628-263 1 1 5 4 7 6 0 0 97 89 154 238 21 58 36 119 40 180 14 228 17 107-642 335 545-62 644-142 687-77 1 1 3 5 5 8 0 0 69 112 82 271 5 62 2 125-10 185-50 222-13 107-709 141 0 0 130 22 325 43 268 29 382 64 432-70 113-275-5-616-117-664z">
          <text:p/>
        </draw:path>
        <draw:path draw:style-name="gr10" draw:text-style-name="P9" draw:layer="layout" svg:width="3.649cm" svg:height="1.909cm" svg:x="11.955cm" svg:y="6.237cm" svg:viewBox="0 0 3650 1910" svg:d="M1824 0c-1008 0-1824 872-1824 1910h3650c0-1038-817-1910-1826-1910z">
          <text:p/>
        </draw:path>
        <draw:path draw:style-name="gr4" draw:text-style-name="P4" draw:layer="layout" svg:width="5.642cm" svg:height="0.628cm" svg:x="10.959cm" svg:y="8.114cm" svg:viewBox="0 0 5643 629" svg:d="M5478 0h-5314c-91 0-164 74-164 167v295c0 93 73 167 164 167h5314c91 0 165-74 165-167v-295c0-93-74-167-165-167z">
          <text:p/>
        </draw:path>
        <draw:path draw:style-name="gr10" draw:text-style-name="P9" draw:layer="layout" svg:width="5.724cm" svg:height="0.711cm" svg:x="10.918cm" svg:y="8.072cm" svg:viewBox="0 0 5725 712" svg:d="M5642 514c0 64-50 115-113 115h-687c-63 0-114-51-114-115v-316c0-64 51-115 114-115h660c77 0 140 63 140 143zM5642 514zM4646 514c0 64-51 115-113 115h-908c-62 0-113-51-113-115v-316c0-64 51-115 113-115h908c62 0 113 51 113 115zM4646 514zM3430 514c0 64-51 115-113 115h-909c-62 0-113-51-113-115v-316c0-64 51-115 113-115h909c62 0 113 51 113 115zM3430 514zM2212 514c0 64-50 115-113 115h-907c-63 0-113-51-113-115v-316c0-64 50-115 113-115h907c63 0 113 51 113 115zM2212 514zM996 514c0 64-51 115-113 115h-688c-62 0-113-51-113-115v-316c0-64 51-115 113-115h688c62 0 113 51 113 115zM996 514zM5612 0h-5472c-78 0-140 63-140 142v428c0 79 62 142 140 142h5444c78 0 141-63 141-142v-456c0-63-51-114-113-114z">
          <text:p/>
        </draw:path>
        <draw:path draw:style-name="gr11" draw:text-style-name="P10" draw:layer="layout" svg:width="1.022cm" svg:height="1.486cm" svg:x="13.269cm" svg:y="6.532cm" svg:viewBox="0 0 1023 1487" svg:d="M897 437c20 192-13 390-226 444 98-355-12-758-385-881 154 155 123 376-3 535-46-160-159-214-159-214 60 202 10 353-32 433-14 21-28 42-40 64v1c-30 56-49 118-52 192-10 296 207 467 483 476 336 0 531-220 539-548 5-184-65-329-125-502z">
          <text:p/>
        </draw:path>
        <draw:path draw:style-name="gr10" draw:text-style-name="P9" draw:layer="layout" svg:width="0.479cm" svg:height="0.822cm" svg:x="13.491cm" svg:y="7.196cm" svg:viewBox="0 0 480 823" svg:d="M397 405c-86-76-164-115-171-236-4-57 10-117 34-169-283 226-379 561-65 817 21 3 43 5 65 6 41 0 80-3 117-10 145-111 121-318 20-408z">
          <text:p/>
        </draw:path>
        <draw:path draw:style-name="gr10" draw:text-style-name="P9" draw:layer="layout" svg:width="0.41cm" svg:height="1.141cm" svg:x="13.328cm" svg:y="6.752cm" svg:viewBox="0 0 411 1142" svg:d="M407 14c-1-9-2-14-2-14 0 0 1 20-2 56s-13 86-35 143c-11 28-25 57-43 88-17 30-39 59-63 88-25 28-51 56-79 85 2-9 4-18 5-28 1-13 3-26 3-39 0-14 0-27-2-41l-2-20-4-20c-3-13-7-25-11-38-4-12-9-23-14-34-4-10-9-20-14-28-20-35-38-54-38-54 0 0 16 21 32 57 4 8 8 18 12 29 4 10 7 22 10 33 2 13 5 25 6 38l3 19v19c1 13-1 26-2 38-1 13-5 25-6 36-3 12-7 23-10 33s-8 19-12 28c-4 8-7 17-11 23s-8 12-10 17c-6 9-9 15-9 15-3 4-7 8-10 12-26 34-49 69-67 109l-11 28c-4 12-6 21-9 31-5 21-9 41-11 61-3 41 0 81 7 117 8 36 21 69 36 97s33 52 50 71c17 18 34 33 49 44 7 5 14 9 20 13s11 7 15 9c9 5 13 7 13 7 0 0-4-3-11-9-4-3-9-6-15-11-5-4-11-10-17-16-13-12-28-27-43-47-14-20-28-44-40-71-25-55-38-126-29-200 3-18 7-36 12-55 3-8 6-17 9-26l11-28c16-34 38-68 63-99 24-32 51-62 80-92 27-29 53-60 78-90 25-31 46-63 63-96 17-32 29-65 38-95 19-61 21-114 21-151-1-18-3-32-4-42z">
          <text:p/>
        </draw:path>
        <draw:path draw:style-name="gr10" draw:text-style-name="P9" draw:layer="layout" svg:width="0.248cm" svg:height="0.633cm" svg:x="13.99cm" svg:y="7.276cm" svg:viewBox="0 0 249 634" svg:d="M243 109c-5-34-13-61-18-80s-10-29-10-29c0 0 2 11 3 30 3 20 4 48 5 81 0 17 0 35-1 53-1 19-3 39-5 60-1 10-3 20-4 31-2 10-3 21-5 31-4 22-9 44-15 65-12 42-28 82-47 118-10 17-20 34-32 49-5 8-11 15-17 22-5 7-10 14-16 20-22 24-42 43-57 55-16 12-24 19-24 19 0 0 10-5 27-13 9-5 19-11 31-19 11-8 24-16 37-28 13-11 27-24 40-39s26-32 37-51c12-18 23-38 31-59 9-21 17-42 24-65 6-22 10-45 14-68 4-22 5-44 7-66 2-42 0-83-5-117z">
          <text:p/>
        </draw:path>
        <draw:path draw:style-name="gr10" draw:text-style-name="P9" draw:layer="layout" svg:width="0.129cm" svg:height="0.526cm" svg:x="13.794cm" svg:y="7.037cm" svg:viewBox="0 0 130 527" svg:d="M124 82c-7-51-18-82-18-82 0 0 9 32 11 82 2 13 1 26 2 41-1 15-1 30-2 46-2 31-7 64-14 96-3 16-8 32-12 48-5 15-10 30-15 45-5 14-13 28-18 42-5 13-12 24-18 35-5 11-10 21-15 30-6 8-10 16-14 22-7 12-11 19-11 19l34 21c0 0 4-7 11-21 3-6 7-15 12-24s10-20 15-32 11-24 16-39c4-14 10-29 14-44 4-16 9-32 12-48 3-17 7-34 9-50 4-34 7-68 7-100 0-16-2-31-2-47-2-14-2-28-4-40z">
          <text:p/>
        </draw:path>
        <draw:path draw:style-name="gr10" draw:text-style-name="P9" draw:layer="layout" svg:width="0.218cm" svg:height="0.162cm" svg:x="13.94cm" svg:y="7.3cm" svg:viewBox="0 0 219 163" svg:d="M141 123c7-5 15-10 22-17 8-6 15-12 20-19 6-8 11-14 15-22 4-7 9-13 11-20s4-13 6-18c2-6 2-11 3-15 1-8 1-12 1-12 0 0-2 3-6 10-2 4-5 8-7 13-3 4-7 9-11 14-3 6-8 10-13 16-4 6-11 11-16 16-6 6-14 10-20 17-6 5-13 10-20 15-29 18-60 33-85 44-25 10-41 17-41 17 0 0 18 2 45-2 15-3 30-6 47-12 16-6 32-15 49-25z">
          <text:p/>
        </draw:path>
        <draw:path draw:style-name="gr11" draw:text-style-name="P10" draw:layer="layout" svg:width="0.262cm" svg:height="0.728cm" svg:x="13.664cm" svg:y="7.284cm" svg:viewBox="0 0 263 729" svg:d="M32 0c-18 62-19 130 13 188 38 69 111 107 161 165 103 118 54 272-40 376 28-54 55-108 63-169 11-82-19-148-77-204-54-51-114-95-140-167-22-65-12-131 20-189z">
          <text:p/>
        </draw:path>
        <draw:path draw:style-name="gr11" draw:text-style-name="P10" draw:layer="layout" svg:width="0.207cm" svg:height="0.441cm" svg:x="13.522cm" svg:y="7.568cm" svg:viewBox="0 0 208 442" svg:d="M15 0c-2 78 19 157 53 229 36 79 90 143 140 213-72-47-132-112-170-190-35-75-53-174-23-252z">
          <text:p/>
        </draw:path>
        <draw:path draw:style-name="gr10" draw:text-style-name="P9" draw:layer="layout" svg:width="5.94cm" svg:height="0.365cm" svg:x="10.809cm" svg:y="8.701cm" svg:viewBox="0 0 5941 366" svg:d="M5800 0h-5660c-78 0-140 63-140 141v83c0 78 62 142 140 142h5660c78 0 141-64 141-142v-83c0-78-63-141-141-141z">
          <text:p/>
        </draw:path>
        <draw:path draw:style-name="gr4" draw:text-style-name="P4" draw:layer="layout" svg:width="5.642cm" svg:height="0.064cm" svg:x="10.959cm" svg:y="8.777cm" svg:viewBox="0 0 5643 65" svg:d="M0 32c302-7 605-14 907-19 400-4 800-9 1200-11 424-2 849-2 1273-1 408 2 816 5 1224 11 336 5 672 11 1008 20 10 0 21 0 31 0-302 8-605 15-908 20-399 4-799 9-1199 11-424 3-849 3-1273 1-408-2-816-6-1225-11-336-5-671-11-1007-20-11 0-21 0-31-1z">
          <text:p/>
        </draw:path>
        <draw:path draw:style-name="gr11" draw:text-style-name="P10" draw:layer="layout" svg:width="2.701cm" svg:height="1.555cm" svg:x="12.083cm" svg:y="6.33cm" svg:viewBox="0 0 2702 1556" svg:d="M0 1556c29-216 88-424 190-617 112-215 265-406 450-558 394-323 917-456 1413-340 240 57 456 169 649 322-171-118-355-213-557-268-236-64-485-75-725-33-485 86-910 395-1168 817-128 208-208 437-252 677z">
          <text:p/>
        </draw:path>
        <draw:path draw:style-name="gr10" draw:text-style-name="P9" draw:layer="layout" svg:width="0.27cm" svg:height="0.286cm" svg:x="13.508cm" svg:y="5.446cm" svg:viewBox="0 0 271 287" svg:d="M15 53c27 27 49 32 75 62 3 4 5 8 5 13-1 3 0 7 2 10l5 8-5 5c-6 6-6 15 0 21l114 115 33-33c7-15 17-33 27-55l-101-101c-5-6-14-6-20 0l-5 5-9-5c-3-2-6-3-9-2-5 0-9-2-13-5-30-27-35-49-62-76-27-28-45-8-45-8 0 0-20 18 8 46z">
          <text:p/>
        </draw:path>
        <draw:path draw:style-name="gr10" draw:text-style-name="P9" draw:layer="layout" svg:width="0.291cm" svg:height="0.281cm" svg:x="13.76cm" svg:y="5.713cm" svg:viewBox="0 0 292 282" svg:d="M277 229c-27-27-49-32-75-62-3-4-4-8-4-13 0-3-1-7-3-10l-5-8 5-5c6-6 6-15 0-21l-109-110c-21 10-39 20-53 27l-33 34 121 123c6 6 15 6 20 0l7-5 8 5c3 2 6 3 10 2 4 0 9 2 12 5 30 27 35 49 61 76 27 29 46 8 46 8 0 0 20-18-8-46z">
          <text:p/>
        </draw:path>
        <draw:path draw:style-name="gr10" draw:text-style-name="P9" draw:layer="layout" svg:width="0.562cm" svg:height="0.566cm" svg:x="13.499cm" svg:y="5.428cm" svg:viewBox="0 0 563 567" svg:d="M31 550c-4 0-7-1-10-4s-4-6-4-10 2-8 6-10l19-16c3-2 9-1 12 3 4 3 5 8 2 11l-15 20c-3 4-6 6-10 6zM31 550zM522 33l-220 221c130-193 196-219 220-221zM522 33zM421 37c24-23 49-31 76-23 7 2 13 4 19 8-32 5-102 43-224 226 33-64 90-171 129-211zM421 37zM530 42c-2 23-28 90-220 220zM530 42zM549 66c7 27 0 53-23 76-39 39-146 97-210 130 182-123 220-192 225-224 4 5 6 12 8 18zM549 66zM208 390l-5-4 84-85c49-25 198-101 247-151 32-33 32-65 26-87-4-14-11-26-21-37l-2-2c-11-10-23-18-37-21-21-5-54-6-87 26-49 50-124 199-149 249l-83 85-4-4c-2-2-5-2-6-1l-3 3-156 150c-14 14-16 36-4 49 12 12 34 10 48-5l152-159c1-2 1-5 0-6z">
          <text:p/>
        </draw:path>
        <draw:polygon draw:style-name="gr4" draw:text-style-name="P4" draw:layer="layout" svg:width="5.671cm" svg:height="3.228cm" svg:x="11.001cm" svg:y="25.925cm" svg:viewBox="0 0 5672 3229" draw:points="2835,3229 1417,1614 0,0 2835,0 5672,0 4254,1614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lington1" svg:font-family="Arlington"/>
    <style:font-face style:name="Arlington" svg:font-family="Arlington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627cm" fo:page-height="30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9T09:03:03.317020846</dc:date>
    <meta:editing-duration>PT3M3S</meta:editing-duration>
    <meta:editing-cycles>1</meta:editing-cycles>
    <meta:document-statistic meta:object-count="45"/>
    <meta:generator>LibreOffice/7.0.6.2$Linux_X86_64 LibreOffice_project/144abb84a525d8e30c9dbbefa69cbbf2d8d4ae3b</meta:generator>
  </office:meta>
</office:document-meta>
</file>